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style:line-height-at-least="0.1979in"/>
    </style:style>
    <style:style style:name="T7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8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9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10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1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P12" style:parent-style-name="Standard" style:family="paragraph">
      <style:paragraph-properties style:line-height-at-least="0.1979in"/>
      <style:text-properties style:font-name="Droid Sans Mono" fo:color="#AAAAAA" fo:font-size="10.5pt" style:font-size-asian="10.5pt" fo:background-color="#FFFFFE"/>
    </style:style>
    <style:style style:name="P13" style:parent-style-name="Standard" style:family="paragraph">
      <style:paragraph-properties style:line-height-at-least="0.1979in"/>
    </style:style>
    <style:style style:name="T14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15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6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17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8" style:parent-style-name="Standard" style:family="paragraph">
      <style:paragraph-properties style:line-height-at-least="0.1979in"/>
    </style:style>
    <style:style style:name="T19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20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21" style:parent-style-name="Fonteparág.padrão" style:family="text">
      <style:text-properties style:font-name="Droid Sans Mono" fo:color="#09885A" fo:font-size="10.5pt" style:font-size-asian="10.5pt" fo:background-color="#FFFFFE"/>
    </style:style>
    <style:style style:name="T22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23" style:parent-style-name="Fonteparág.padrão" style:family="text">
      <style:text-properties style:font-name="Droid Sans Mono" fo:color="#AAAAAA" fo:font-size="10.5pt" style:font-size-asian="10.5pt" fo:background-color="#FFFFFE"/>
    </style:style>
    <style:style style:name="P24" style:parent-style-name="Standard" style:family="paragraph">
      <style:paragraph-properties style:line-height-at-least="0.1979in"/>
    </style:style>
    <style:style style:name="T25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26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27" style:parent-style-name="Standard" style:family="paragraph">
      <style:paragraph-properties style:line-height-at-least="0.1979in"/>
    </style:style>
    <style:style style:name="P28" style:parent-style-name="Standard" style:family="paragraph">
      <style:paragraph-properties style:line-height-at-least="0.1979in"/>
    </style:style>
    <style:style style:name="T29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30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31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32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33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34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35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36" style:parent-style-name="Standard" style:family="paragraph">
      <style:paragraph-properties style:line-height-at-least="0.1979in"/>
    </style:style>
    <style:style style:name="T37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38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39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40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41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42" style:parent-style-name="Standard" style:family="paragraph">
      <style:paragraph-properties style:line-height-at-least="0.1979in"/>
    </style:style>
    <style:style style:name="T43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44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45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46" style:parent-style-name="Standard" style:family="paragraph">
      <style:paragraph-properties style:line-height-at-least="0.1979in"/>
    </style:style>
    <style:style style:name="T47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48" style:parent-style-name="Fonteparág.padrão" style:family="text">
      <style:text-properties style:font-name="Droid Sans Mono" fo:color="#09885A" fo:font-size="10.5pt" style:font-size-asian="10.5pt" fo:background-color="#FFFFFE"/>
    </style:style>
    <style:style style:name="T49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50" style:parent-style-name="Standard" style:family="paragraph">
      <style:paragraph-properties style:line-height-at-least="0.1979in"/>
    </style:style>
    <style:style style:name="T51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52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53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54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55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56" style:parent-style-name="Standard" style:family="paragraph">
      <style:paragraph-properties style:line-height-at-least="0.1979in"/>
    </style:style>
    <style:style style:name="T57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58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59" style:parent-style-name="Fonteparág.padrão" style:family="text">
      <style:text-properties style:font-name="Droid Sans Mono" fo:color="#09885A" fo:font-size="10.5pt" style:font-size-asian="10.5pt" fo:background-color="#FFFFFE"/>
    </style:style>
    <style:style style:name="T60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61" style:parent-style-name="Standard" style:family="paragraph">
      <style:paragraph-properties style:line-height-at-least="0.1979in"/>
    </style:style>
    <style:style style:name="T62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63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64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65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66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67" style:parent-style-name="Standard" style:family="paragraph">
      <style:paragraph-properties style:line-height-at-least="0.1979in"/>
    </style:style>
    <style:style style:name="T68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69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70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71" style:parent-style-name="Standard" style:family="paragraph">
      <style:paragraph-properties style:line-height-at-least="0.1979in"/>
    </style:style>
    <style:style style:name="T72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73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74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75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76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77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E"/>
    </style:style>
    <style:style style:name="P78" style:parent-style-name="Standard" style:family="paragraph">
      <style:paragraph-properties style:line-height-at-least="0.1979in"/>
    </style:style>
    <style:style style:name="T79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80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81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82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83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84" style:parent-style-name="Standard" style:family="paragraph">
      <style:paragraph-properties style:line-height-at-least="0.1979in"/>
    </style:style>
    <style:style style:name="T85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86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87" style:parent-style-name="Fonteparág.padrão" style:family="text">
      <style:text-properties style:font-name="Droid Sans Mono" fo:color="#09885A" fo:font-size="10.5pt" style:font-size-asian="10.5pt" fo:background-color="#FFFFFE"/>
    </style:style>
    <style:style style:name="T88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89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E"/>
    </style:style>
    <style:style style:name="TableColumn91" style:family="table-column">
      <style:table-column-properties style:column-width="6.693in" style:use-optimal-column-width="false"/>
    </style:style>
    <style:style style:name="Table90" style:family="table">
      <style:table-properties style:width="6.693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style:line-height-at-least="0.1979in"/>
    </style:style>
    <style:style style:name="T95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96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97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98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99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P100" style:parent-style-name="Standard" style:family="paragraph">
      <style:paragraph-properties style:line-height-at-least="0.1979in"/>
    </style:style>
    <style:style style:name="T101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102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03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104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05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P106" style:parent-style-name="Standard" style:family="paragraph">
      <style:paragraph-properties style:line-height-at-least="0.1979in"/>
    </style:style>
    <style:style style:name="T107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108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09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110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11" style:parent-style-name="Standard" style:family="paragraph">
      <style:paragraph-properties style:line-height-at-least="0.1979in"/>
    </style:style>
    <style:style style:name="T112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113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14" style:parent-style-name="Standard" style:family="paragraph">
      <style:paragraph-properties style:line-height-at-least="0.1979in"/>
    </style:style>
    <style:style style:name="P115" style:parent-style-name="Standard" style:family="paragraph">
      <style:paragraph-properties style:line-height-at-least="0.1979in"/>
    </style:style>
    <style:style style:name="T116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17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18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119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20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121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22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23" style:parent-style-name="Standard" style:family="paragraph">
      <style:paragraph-properties style:line-height-at-least="0.1979in"/>
    </style:style>
    <style:style style:name="T124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25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26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27" style:parent-style-name="Standard" style:family="paragraph">
      <style:paragraph-properties style:line-height-at-least="0.1979in"/>
    </style:style>
    <style:style style:name="T128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29" style:parent-style-name="Fonteparág.padrão" style:family="text">
      <style:text-properties style:font-name="Droid Sans Mono" fo:color="#09885A" fo:font-size="10.5pt" style:font-size-asian="10.5pt" fo:background-color="#FFFFFE"/>
    </style:style>
    <style:style style:name="T130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31" style:parent-style-name="Fonteparág.padrão" style:family="text">
      <style:text-properties style:font-name="Droid Sans Mono" fo:color="#09885A" fo:font-size="10.5pt" style:font-size-asian="10.5pt" fo:background-color="#FFFFFE"/>
    </style:style>
    <style:style style:name="T132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33" style:parent-style-name="Standard" style:family="paragraph">
      <style:paragraph-properties style:line-height-at-least="0.1979in"/>
    </style:style>
    <style:style style:name="T134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135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36" style:parent-style-name="Fonteparág.padrão" style:family="text">
      <style:text-properties style:font-name="Droid Sans Mono" fo:color="#09885A" fo:font-size="10.5pt" style:font-size-asian="10.5pt" fo:background-color="#FFFFFE"/>
    </style:style>
    <style:style style:name="T137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38" style:parent-style-name="Standard" style:family="paragraph">
      <style:paragraph-properties style:line-height-at-least="0.1979in"/>
    </style:style>
    <style:style style:name="T139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40" style:parent-style-name="Fonteparág.padrão" style:family="text">
      <style:text-properties style:font-name="Droid Sans Mono" fo:color="#09885A" fo:font-size="10.5pt" style:font-size-asian="10.5pt" fo:background-color="#FFFFFE"/>
    </style:style>
    <style:style style:name="T141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42" style:parent-style-name="Standard" style:family="paragraph">
      <style:paragraph-properties style:line-height-at-least="0.1979in"/>
    </style:style>
    <style:style style:name="T143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44" style:parent-style-name="Fonteparág.padrão" style:family="text">
      <style:text-properties style:font-name="Droid Sans Mono" fo:color="#09885A" fo:font-size="10.5pt" style:font-size-asian="10.5pt" fo:background-color="#FFFFFE"/>
    </style:style>
    <style:style style:name="T145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46" style:parent-style-name="Standard" style:family="paragraph">
      <style:paragraph-properties style:line-height-at-least="0.1979in"/>
    </style:style>
    <style:style style:name="T147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48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49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150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51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52" style:parent-style-name="Standard" style:family="paragraph">
      <style:paragraph-properties style:line-height-at-least="0.1979in"/>
    </style:style>
    <style:style style:name="T153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54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155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56" style:parent-style-name="Standard" style:family="paragraph">
      <style:paragraph-properties style:line-height-at-least="0.1979in"/>
    </style:style>
    <style:style style:name="T157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58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59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160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61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62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E"/>
    </style:style>
    <style:style style:name="P163" style:parent-style-name="Standard" style:family="paragraph">
      <style:paragraph-properties style:line-height-at-least="0.1979in"/>
    </style:style>
    <style:style style:name="P164" style:parent-style-name="Standard" style:family="paragraph">
      <style:paragraph-properties style:line-height-at-least="0.1979in"/>
    </style:style>
    <style:style style:name="T165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66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67" style:parent-style-name="Fonteparág.padrão" style:family="text">
      <style:text-properties style:font-name="Droid Sans Mono" fo:color="#FF69B4" fo:font-size="10.5pt" style:font-size-asian="10.5pt" fo:background-color="#FFFFFE"/>
    </style:style>
    <style:style style:name="T168" style:parent-style-name="Fonteparág.padrão" style:family="text">
      <style:text-properties style:font-name="Droid Sans Mono" fo:color="#A31515" fo:font-size="10.5pt" style:font-size-asian="10.5pt" fo:background-color="#FFFFFE"/>
    </style:style>
    <style:style style:name="T169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70" style:parent-style-name="Standard" style:family="paragraph">
      <style:paragraph-properties style:line-height-at-least="0.1979in"/>
    </style:style>
    <style:style style:name="T171" style:parent-style-name="Fonteparág.padrão" style:family="text">
      <style:text-properties style:font-name="Droid Sans Mono" fo:color="#0000FF" fo:font-size="10.5pt" style:font-size-asian="10.5pt" fo:background-color="#FFFFFE"/>
    </style:style>
    <style:style style:name="T172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T173" style:parent-style-name="Fonteparág.padrão" style:family="text">
      <style:text-properties style:font-name="Droid Sans Mono" fo:color="#09885A" fo:font-size="10.5pt" style:font-size-asian="10.5pt" fo:background-color="#FFFFFE"/>
    </style:style>
    <style:style style:name="T174" style:parent-style-name="Fonteparág.padrão" style:family="text">
      <style:text-properties style:font-name="Droid Sans Mono" fo:color="#000000" fo:font-size="10.5pt" style:font-size-asian="10.5pt" fo:background-color="#FFFFFE"/>
    </style:style>
    <style:style style:name="P175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E"/>
    </style:style>
    <style:style style:name="TableColumn177" style:family="table-column">
      <style:table-column-properties style:column-width="6.693in" style:use-optimal-column-width="false"/>
    </style:style>
    <style:style style:name="Table176" style:family="table">
      <style:table-properties style:width="6.693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AGT T/C 25 de junho</text:p>
      <text:p text:style-name="Standard">1) <text:s/>Falamos sobre estrutura de seleção</text:p>
      <text:p text:style-name="Standard">e fizemos um código sobre aluno aprovado ou em exame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#include</text:span><text:span text:style-name="T8"><text:s/></text:span><text:span text:style-name="T9">&lt;</text:span><text:span text:style-name="T10">stdio.h</text:span><text:span text:style-name="T11">&gt;</text:span></text:p>
            <text:p text:style-name="P12">// int char float</text:p>
            <text:p text:style-name="P13"><text:span text:style-name="T14">int</text:span><text:span text:style-name="T15"><text:s/>main(</text:span><text:span text:style-name="T16">void</text:span><text:span text:style-name="T17">) {</text:span></text:p>
            <text:p text:style-name="P18"><text:span text:style-name="T19">char</text:span><text:span text:style-name="T20"><text:s/>nome[</text:span><text:span text:style-name="T21">30</text:span><text:span text:style-name="T22">];<text:s/></text:span><text:span text:style-name="T23">// string</text:span></text:p>
            <text:p text:style-name="P24"><text:span text:style-name="T25">float</text:span><text:span text:style-name="T26"><text:s/>n1, n2, media;</text:span></text:p>
            <text:p text:style-name="P27"/>
            <text:p text:style-name="P28"><text:span text:style-name="T29">printf(</text:span><text:span text:style-name="T30">"</text:span><text:span text:style-name="T31">\n</text:span><text:span text:style-name="T32">Digite nome e duas notas:</text:span><text:span text:style-name="T33">\n</text:span><text:span text:style-name="T34">"</text:span><text:span text:style-name="T35">);</text:span></text:p>
            <text:p text:style-name="P36"><text:span text:style-name="T37">scanf(</text:span><text:span text:style-name="T38">"%[^</text:span><text:span text:style-name="T39">\n</text:span><text:span text:style-name="T40">]s"</text:span><text:span text:style-name="T41">,nome);</text:span></text:p>
            <text:p text:style-name="P42"><text:span text:style-name="T43">scanf(</text:span><text:span text:style-name="T44">"%f %f"</text:span><text:span text:style-name="T45">, &amp;n1, &amp;n2);</text:span></text:p>
            <text:p text:style-name="P46"><text:span text:style-name="T47">media = ( n1 + n2)/</text:span><text:span text:style-name="T48">2</text:span><text:span text:style-name="T49">;</text:span></text:p>
            <text:p text:style-name="P50"><text:span text:style-name="T51">printf(</text:span><text:span text:style-name="T52">"</text:span><text:span text:style-name="T53">\n</text:span><text:span text:style-name="T54"><text:s/>Media do Aluno %s foi %.1f"</text:span><text:span text:style-name="T55">, nome, media);</text:span></text:p>
            <text:p text:style-name="P56"><text:span text:style-name="T57">if</text:span><text:span text:style-name="T58"><text:s/>( media &gt;=</text:span><text:span text:style-name="T59">7</text:span><text:span text:style-name="T60">){</text:span></text:p>
            <text:p text:style-name="P61"><text:span text:style-name="T62">printf(</text:span><text:span text:style-name="T63">"</text:span><text:span text:style-name="T64">\n</text:span><text:span text:style-name="T65">Aprovado"</text:span><text:span text:style-name="T66">);</text:span></text:p>
            <text:p text:style-name="P67"><text:span text:style-name="T68">}</text:span><text:span text:style-name="T69">else</text:span><text:span text:style-name="T70">{</text:span></text:p>
            <text:p text:style-name="P71"><text:span text:style-name="T72">printf(</text:span><text:span text:style-name="T73">"</text:span><text:span text:style-name="T74">\n</text:span><text:span text:style-name="T75">Exame"</text:span><text:span text:style-name="T76">);</text:span></text:p>
            <text:p text:style-name="P77">}</text:p>
            <text:p text:style-name="P78"><text:span text:style-name="T79">printf(</text:span><text:span text:style-name="T80">"</text:span><text:span text:style-name="T81">\n</text:span><text:span text:style-name="T82">"</text:span><text:span text:style-name="T83">);</text:span></text:p>
            <text:p text:style-name="P84"><text:span text:style-name="T85">return</text:span><text:span text:style-name="T86"><text:s/></text:span><text:span text:style-name="T87">0</text:span><text:span text:style-name="T88">;</text:span></text:p>
            <text:p text:style-name="P89">}</text:p>
            <text:p text:style-name="TableContents"/>
          </table:table-cell>
        </table:table-row>
      </table:table>
      <text:p text:style-name="Standard"/>
      <text:p text:style-name="Standard">2) Lemos o fluxograma do problema de<text:s/>extração<text:s/>de<text:s/>raízes<text:s/>reais dada uma<text:s/>equação<text:s/>do segundo grau (fornecida pelo usuário) no<text:s/>Moodle e implementamos</text:p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P94"><text:span text:style-name="T95">#include</text:span><text:span text:style-name="T96"><text:s/></text:span><text:span text:style-name="T97">&lt;</text:span><text:span text:style-name="T98">stdio.h</text:span><text:span text:style-name="T99">&gt;</text:span></text:p>
            <text:p text:style-name="P100"><text:span text:style-name="T101">#include</text:span><text:span text:style-name="T102"><text:s/></text:span><text:span text:style-name="T103">&lt;</text:span><text:span text:style-name="T104">math.h</text:span><text:span text:style-name="T105">&gt;</text:span></text:p>
            <text:p text:style-name="P106"><text:span text:style-name="T107">int</text:span><text:span text:style-name="T108"><text:s/>main(</text:span><text:span text:style-name="T109">void</text:span><text:span text:style-name="T110">) {</text:span></text:p>
            <text:p text:style-name="P111"><text:span text:style-name="T112">float</text:span><text:span text:style-name="T113"><text:s/>a, b, c, x1, x2, delta;</text:span></text:p>
            <text:p text:style-name="P114"/>
            <text:p text:style-name="P115"><text:span text:style-name="T116">printf(</text:span><text:span text:style-name="T117">"</text:span><text:span text:style-name="T118">\n</text:span><text:span text:style-name="T119">Digite a, b,c da equacao:</text:span><text:span text:style-name="T120">\n</text:span><text:span text:style-name="T121">"</text:span><text:span text:style-name="T122">);</text:span></text:p>
            <text:p text:style-name="P123"><text:span text:style-name="T124">scanf(</text:span><text:span text:style-name="T125">"%f %f %f"</text:span><text:span text:style-name="T126">, &amp;a, &amp;b, &amp;c);</text:span></text:p>
            <text:p text:style-name="P127"><text:span text:style-name="T128">delta = pow( b,</text:span><text:span text:style-name="T129">2</text:span><text:span text:style-name="T130">) -<text:s/></text:span><text:span text:style-name="T131">4</text:span><text:span text:style-name="T132"><text:s/>*a* c;</text:span></text:p>
            <text:p text:style-name="P133"><text:span text:style-name="T134">if</text:span><text:span text:style-name="T135"><text:s/>( delta &gt;=</text:span><text:span text:style-name="T136">0</text:span><text:span text:style-name="T137">){</text:span></text:p>
            <text:p text:style-name="P138"><text:span text:style-name="T139">x1= (-b+ sqrt(delta) )/(</text:span><text:span text:style-name="T140">2</text:span><text:span text:style-name="T141">*a);</text:span></text:p>
            <text:p text:style-name="P142"><text:span text:style-name="T143">x2= (-b - sqrt(delta) )/(</text:span><text:span text:style-name="T144">2</text:span><text:span text:style-name="T145">*a);</text:span></text:p>
            <text:p text:style-name="P146"><text:span text:style-name="T147">printf(</text:span><text:span text:style-name="T148">"</text:span><text:span text:style-name="T149">\n</text:span><text:span text:style-name="T150"><text:s/>Raizes =%f e %f"</text:span><text:span text:style-name="T151">,x1,x2);</text:span></text:p>
            <text:p text:style-name="P152"><text:span text:style-name="T153">}<text:s/></text:span><text:span text:style-name="T154">else</text:span><text:span text:style-name="T155">{</text:span></text:p>
            <text:p text:style-name="P156"><text:span text:style-name="T157">printf(</text:span><text:span text:style-name="T158">"</text:span><text:span text:style-name="T159">\n</text:span><text:span text:style-name="T160">Nao tem raizes reais."</text:span><text:span text:style-name="T161">);</text:span></text:p>
            <text:p text:style-name="P162">}</text:p>
            <text:p text:style-name="P163"/>
            <text:p text:style-name="P164"><text:span text:style-name="T165">printf(</text:span><text:span text:style-name="T166">"</text:span><text:span text:style-name="T167">\n</text:span><text:span text:style-name="T168">"</text:span><text:span text:style-name="T169">);</text:span></text:p>
            <text:p text:style-name="P170"><text:span text:style-name="T171">return</text:span><text:span text:style-name="T172"><text:s/></text:span><text:span text:style-name="T173">0</text:span><text:span text:style-name="T174">;</text:span></text:p>
            <text:p text:style-name="P175">}</text:p>
            <text:p text:style-name="TableContents"/>
          </table:table-cell>
        </table:table-row>
      </table:table>
      <text:p text:style-name="Standard"><text:s/></text:p>
      <text:p text:style-name="Standard"/>
      <text:p text:style-name="Standard"/>
      <text:p text:style-name="Standard"/>
      <text:soft-page-break/>
      <text:p text:style-name="Standard">Implementamos a<text:s/>solução<text:s/>completa em</text:p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Standard"/>
            <text:p text:style-name="Standard">#include &lt;stdio.h&gt;<text:line-break/>#include &lt;math.h&gt;</text:p>
            <text:p text:style-name="Standard">int main(void) {<text:line-break/>float a, b, c, x1, x2, delta;<text:line-break/><text:line-break/>printf("\nDigite a, b,c da equacao:\n");<text:line-break/>scanf("%f %f %f", &amp;a, &amp;b, &amp;c);<text:line-break/>delta = pow( b,2) - 4 *a* c;<text:line-break/>if ( delta &gt;0){<text:line-break/>x1= (-b+ sqrt(delta) )/(2*a);<text:line-break/>x2= (-b - sqrt(delta) )/(2*a);<text:line-break/>printf("\n Raizes =%f e %f",x1,x2);<text:line-break/>}else{<text:line-break/>if ( delta &lt;0){<text:line-break/>printf("\nNao tem raizes reais.");<text:line-break/>}else{</text:p>
            <text:p text:style-name="Standard"><text:s text:c="5"/>x1= (-b )/(2*a);<text:line-break/><text:s text:c="5"/>printf("\nA raiz : %f ",x1,x2);<text:line-break/>}<text:s/><text:line-break/>}<text:line-break/><text:line-break/>printf("\n");<text:line-break/>return 0;<text:line-break/>}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cas gesser dos santos</dc:creator>
    <meta:creation-date>2020-06-25T16:17:00Z</meta:creation-date>
    <dc:date>2024-04-30T21:11:00Z</dc:date>
    <meta:template xlink:href="Normal.dotm" xlink:type="simple"/>
    <meta:editing-cycles>4</meta:editing-cycles>
    <meta:editing-duration>PT1980S</meta:editing-duration>
    <meta:document-statistic meta:page-count="2" meta:paragraph-count="2" meta:word-count="233" meta:character-count="1493" meta:row-count="10" meta:non-whitespace-character-count="1262"/>
  </office:meta>
</office:document-meta>
</file>